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c43f8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3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4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187b6d" officeooo:paragraph-rsid="00046a51" style:language-asian="zxx" style:country-asian="none" style:language-complex="zxx" style:country-complex="none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officeooo:rsid="001c2cbe"/>
    </style:style>
    <style:style style:name="T6" style:family="text">
      <style:text-properties officeooo:rsid="00046a51"/>
    </style:style>
    <style:style style:name="T7" style:family="text">
      <style:text-properties officeooo:rsid="000618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Use case <text:span text:style-name="T6">2</text:span>: <text:span text:style-name="T6">Få placering af enkelt ruter</text:span></text:p>
      <text:p text:style-name="P12"/>
      <text:p text:style-name="P1">Mål: </text:p>
      <text:p text:style-name="P13"><text:span text:style-name="T1">M</text:span>ålet med denne Use Case er at få vist ruten for den valgte bus, samt få vist den bus på den valgte rute, der er tættest på brugeres position. </text:p>
      <text:p text:style-name="P12"/>
      <text:p text:style-name="P1">Initiering:</text:p>
      <text:p text:style-name="P13">Brugeren har gennemførst Use Case 6, <text:span text:style-name="T7">og får vist listen af busruter.</text:span></text:p>
      <text:p text:style-name="P14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2"><text:span text:style-name="T3"/></text:p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3"><text:span text:style-name="T4"/></text:p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11">Kommer senere</text:p>
      <text:p text:style-name="P4"/>
      <text:p text:style-name="P4">Referencer:</text:p>
      <text:p text:style-name="P5"/>
      <text:p text:style-name="P7">Der bliver refereret til Use Case 6.</text:p>
      <text:p text:style-name="P6"/>
      <text:p text:style-name="P4">Startbetingelser:</text:p>
      <text:p text:style-name="P4"/>
      <text:p text:style-name="P7">Use Case 6 normalforløb er blevet gennemførst</text:p>
      <text:p text:style-name="P4"/>
      <text:p text:style-name="P4">Slutresultat ved success:</text:p>
      <text:p text:style-name="P4"/>
      <text:p text:style-name="P7">Brugeren får vist et kort, med indtegnet rute for valgt busrute, samt en updaterende position af den bus på ruten, der er tættest på brugerens placering dsawdqa </text:p>
      <text:p text:style-name="P4"/>
      <text:p text:style-name="P4">slutresultat ved undtagelser:</text:p>
      <text:p text:style-name="P4"/>
      <text:p text:style-name="P6">Brugeren får vist en fejlmeddelse, der informerer om at det ikke var muligt at få listen over <text:span text:style-name="T1">busruter. <text:s/></text:span></text:p>
      <text:p text:style-name="P4"/>
      <text:p text:style-name="P4">Normalforløb:</text:p>
      <text:p text:style-name="P4"/>
      <text:p text:style-name="P6">1. Brugeren står ved startskærmen.</text:p>
      <text:p text:style-name="P6">2. <text:span text:style-name="T5">B</text:span>rugeren trykker på knappen ”<text:span text:style-name="T1">Ruter</text:span>”</text:p>
      <text:p text:style-name="P6">3. Systemet henter liste af <text:span text:style-name="T1">bustuer</text:span> <text:span text:style-name="T1">fra</text:span> databasen.</text:p>
      <text:p text:style-name="P6">4. Systemet viser listen af <text:span text:style-name="T1">bustuer</text:span> på skærmen.</text:p>
      <text:p text:style-name="P6"/>
      <text:p text:style-name="P4"><text:soft-page-break/></text:p>
      <text:p text:style-name="P4">Undtagelser:</text:p>
      <text:p text:style-name="P4"/>
      <text:p text:style-name="P6"><text:span text:style-name="T5">Undtagelse 3 a: Der kan ikke oprettes forbindelse til databasen.</text:span></text:p>
      <text:p text:style-name="P6"/>
      <text:p text:style-name="P6"><text:span text:style-name="T5">(a) Systemet viser en fejlmeddelelse til brugeren om at der ikke kunne oprettes <text:tab/><text:tab/><text:tab/> <text:s text:c="5"/>forbindelse til databasen.</text:span></text:p>
      <text:p text:style-name="P6"><text:span text:style-name="T5">(b) brugeren trykker ”Ok”</text:span></text:p>
      <text:p text:style-name="P6"><text:span text:style-name="T5">(c) <text:s text:c="2"/>Systemet går tilbage til startskærmen.</text:span></text:p>
      <text:p text:style-name="P6"/>
      <text:p text:style-name="P8">Undtagelse 3 b: brugeren trykker på ”tilbage” knappen på telefonen, imens listen bliver hentet</text:p>
      <text:p text:style-name="P8"/>
      <text:p text:style-name="P8">(a) Systemet annullere hentningen af listen fra databasen.</text:p>
      <text:p text:style-name="P8">(b) systemet går tilbage tilstartskærmen.</text:p>
      <text:p text:style-name="P8"/>
      <text:p text:style-name="P8">Undtagelse 3 c: Brugeren trykker på ”Home” knappen på telefonen, imens listen bliver hentet</text:p>
      <text:p text:style-name="P8"/>
      <text:p text:style-name="P8">(a) <text:span text:style-name="T1">Systemet henter listen færdig i baggrunden.</text:span></text:p>
      <text:p text:style-name="P9"><text:tab/></text:p>
      <text:p text:style-name="P8"/>
      <text:p text:style-name="P6"/>
      <text:p text:style-name="P6"/>
      <text:p text:style-name="P6"/>
      <text:p text:style-name="P6"/>
      <text:p text:style-name="P6"><text:s/></text:p>
      <text:p text:style-name="P4"/>
      <text:p text:style-name="P2"/>
      <text:p text:style-name="P10"/>
      <text:p text:style-name="P2"><text:span text:style-name="T3"/></text:p>
      <text:p text:style-name="P15"/>
      <text:p text:style-name="P14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1.2$Windows_x86 LibreOffice_project/7e4286b58adc75a14f6d83f53a03b6c11fa2903</meta:generator>
    <dc:date>2013-09-10T13:32:33.830000000</dc:date>
    <meta:document-statistic meta:table-count="0" meta:image-count="0" meta:object-count="0" meta:page-count="2" meta:paragraph-count="40" meta:word-count="251" meta:character-count="1638" meta:non-whitespace-character-count="1402"/>
    <meta:user-defined meta:name="Info 1"/>
    <meta:user-defined meta:name="Info 2"/>
    <meta:user-defined meta:name="Info 3"/>
    <meta:user-defined meta:name="Info 4"/>
  </office:meta>
</office:document-meta>
</file>